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left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213FFF"/>
    </style:style>
    <style:style style:name="T25" style:parent-style-name="DefaultParagraphFont" style:family="text">
      <style:text-properties fo:color="#213FFF"/>
    </style:style>
    <style:style style:name="T26" style:parent-style-name="DefaultParagraphFont" style:family="text">
      <style:text-properties fo:font-weight="bold" style:font-weight-asian="bold" fo:font-style="italic" style:font-style-asian="italic" fo:color="#7030A0"/>
    </style:style>
    <style:style style:name="T27" style:parent-style-name="DefaultParagraphFont" style:family="text">
      <style:text-properties fo:font-style="italic" style:font-style-asian="italic" fo:color="#7030A0"/>
    </style:style>
    <style:style style:name="T28" style:parent-style-name="DefaultParagraphFont" style:family="text">
      <style:text-properties fo:color="#7030A0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fo:font-weight="bold" style:font-weight-asian="bold" fo:color="#000000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font-weight="bold" style:font-weight-asian="bold"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213FFF"/>
    </style:style>
    <style:style style:name="T35" style:parent-style-name="DefaultParagraphFont" style:family="text">
      <style:text-properties fo:color="#213FFF"/>
    </style:style>
    <style:style style:name="T36" style:parent-style-name="DefaultParagraphFont" style:family="text">
      <style:text-properties fo:font-weight="bold" style:font-weight-asian="bold" fo:font-style="italic" style:font-style-asian="italic" fo:color="#7030A0"/>
    </style:style>
    <style:style style:name="T37" style:parent-style-name="DefaultParagraphFont" style:family="text">
      <style:text-properties fo:font-style="italic" style:font-style-asian="italic" fo:color="#7030A0"/>
    </style:style>
    <style:style style:name="T38" style:parent-style-name="DefaultParagraphFont" style:family="text">
      <style:text-properties fo:color="#7030A0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font-weight="bold" style:font-weight-asian="bold"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213FFF"/>
    </style:style>
    <style:style style:name="T45" style:parent-style-name="DefaultParagraphFont" style:family="text">
      <style:text-properties fo:color="#213FFF"/>
    </style:style>
    <style:style style:name="T46" style:parent-style-name="DefaultParagraphFont" style:family="text">
      <style:text-properties fo:color="#213FFF"/>
    </style:style>
    <style:style style:name="T47" style:parent-style-name="DefaultParagraphFont" style:family="text">
      <style:text-properties fo:font-weight="bold" style:font-weight-asian="bold" fo:font-style="italic" style:font-style-asian="italic" fo:color="#7030A0"/>
    </style:style>
    <style:style style:name="T48" style:parent-style-name="DefaultParagraphFont" style:family="text">
      <style:text-properties fo:font-style="italic" style:font-style-asian="italic" fo:color="#7030A0"/>
    </style:style>
    <style:style style:name="T49" style:parent-style-name="DefaultParagraphFont" style:family="text">
      <style:text-properties fo:color="#7030A0"/>
    </style:style>
    <style:style style:name="TableRow50" style:family="table-row">
      <style:table-row-properties style:min-row-height="0.652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fo:font-weight="bold" style:font-weight-asian="bold"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213FFF"/>
    </style:style>
    <style:style style:name="T57" style:parent-style-name="DefaultParagraphFont" style:family="text">
      <style:text-properties fo:color="#213FFF"/>
    </style:style>
    <style:style style:name="T58" style:parent-style-name="DefaultParagraphFont" style:family="text">
      <style:text-properties fo:font-weight="bold" style:font-weight-asian="bold" fo:font-style="italic" style:font-style-asian="italic" fo:color="#7030A0"/>
    </style:style>
    <style:style style:name="T59" style:parent-style-name="DefaultParagraphFont" style:family="text">
      <style:text-properties fo:font-style="italic" style:font-style-asian="italic" fo:color="#7030A0"/>
    </style:style>
    <style:style style:name="T60" style:parent-style-name="DefaultParagraphFont" style:family="text">
      <style:text-properties fo:color="#7030A0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fo:font-weight="bold" style:font-weight-asian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font-weight="bold" style:font-weight-asian="bold"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213FFF"/>
    </style:style>
    <style:style style:name="T67" style:parent-style-name="DefaultParagraphFont" style:family="text">
      <style:text-properties fo:color="#213FFF"/>
    </style:style>
    <style:style style:name="T68" style:parent-style-name="DefaultParagraphFont" style:family="text">
      <style:text-properties fo:font-weight="bold" style:font-weight-asian="bold" fo:font-style="italic" style:font-style-asian="italic" fo:color="#7030A0"/>
    </style:style>
    <style:style style:name="T69" style:parent-style-name="DefaultParagraphFont" style:family="text">
      <style:text-properties fo:font-style="italic" style:font-style-asian="italic" fo:color="#7030A0"/>
    </style:style>
    <style:style style:name="T70" style:parent-style-name="DefaultParagraphFont" style:family="text">
      <style:text-properties fo:color="#7030A0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fo:font-weight="bold" style:font-weight-asian="bold"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font-weight="bold" style:font-weight-asian="bold"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213FFF"/>
    </style:style>
    <style:style style:name="T77" style:parent-style-name="DefaultParagraphFont" style:family="text">
      <style:text-properties fo:color="#213FFF"/>
    </style:style>
    <style:style style:name="T78" style:parent-style-name="DefaultParagraphFont" style:family="text">
      <style:text-properties fo:color="#213FFF"/>
    </style:style>
    <style:style style:name="T79" style:parent-style-name="DefaultParagraphFont" style:family="text">
      <style:text-properties fo:font-weight="bold" style:font-weight-asian="bold" fo:font-style="italic" style:font-style-asian="italic" fo:color="#7030A0"/>
    </style:style>
    <style:style style:name="T80" style:parent-style-name="DefaultParagraphFont" style:family="text">
      <style:text-properties fo:font-style="italic" style:font-style-asian="italic" fo:color="#7030A0"/>
    </style:style>
    <style:style style:name="TableRow81" style:family="table-row">
      <style:table-row-properties style:min-row-height="0.5201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weight="bold" style:font-weight-asian="bold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font-weight="bold" style:font-weight-asian="bold" fo:font-style="italic" style:font-style-asian="italic" fo:color="#7030A0"/>
    </style:style>
    <style:style style:name="T90" style:parent-style-name="DefaultParagraphFont" style:family="text">
      <style:text-properties fo:font-style="italic" style:font-style-asian="italic" fo:color="#7030A0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TableColumn102" style:family="table-column">
      <style:table-column-properties style:column-width="1.9979in" style:use-optimal-column-width="false"/>
    </style:style>
    <style:style style:name="TableColumn103" style:family="table-column">
      <style:table-column-properties style:column-width="3.375in" style:use-optimal-column-width="false"/>
    </style:style>
    <style:style style:name="TableColumn104" style:family="table-column">
      <style:table-column-properties style:column-width="3.3125in" style:use-optimal-column-width="false"/>
    </style:style>
    <style:style style:name="TableColumn105" style:family="table-column">
      <style:table-column-properties style:column-width="3.6875in" style:use-optimal-column-width="false"/>
    </style:style>
    <style:style style:name="Table101" style:family="table">
      <style:table-properties style:width="12.3729in" fo:margin-left="0in" table:align="left"/>
    </style:style>
    <style:style style:name="TableRow106" style:family="table-row">
      <style:table-row-properties style:min-row-height="0.652in"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min-row-height="0.65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fo:font-weight="bold" style:font-weight-asian="bold" fo:color="#000000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font-weight="bold" style:font-weight-asian="bold" fo:font-style="italic" style:font-style-asian="italic" fo:color="#7030A0"/>
    </style:style>
    <style:style style:name="T127" style:parent-style-name="DefaultParagraphFont" style:family="text">
      <style:text-properties fo:font-style="italic" style:font-style-asian="italic" fo:color="#7030A0"/>
    </style:style>
    <style:style style:name="T128" style:parent-style-name="DefaultParagraphFont" style:family="text">
      <style:text-properties fo:color="#7030A0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font-weight="bold" style:font-weight-asian="bold"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0000FF"/>
    </style:style>
    <style:style style:name="T133" style:parent-style-name="DefaultParagraphFont" style:family="text">
      <style:text-properties fo:color="#0000FF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color="#800000"/>
    </style:style>
    <style:style style:name="T136" style:parent-style-name="DefaultParagraphFont" style:family="text">
      <style:text-properties fo:font-weight="bold" style:font-weight-asian="bold" fo:font-style="italic" style:font-style-asian="italic" fo:color="#7030A0"/>
    </style:style>
    <style:style style:name="T137" style:parent-style-name="DefaultParagraphFont" style:family="text">
      <style:text-properties fo:font-style="italic" style:font-style-asian="italic" fo:color="#7030A0"/>
    </style:style>
    <style:style style:name="T138" style:parent-style-name="DefaultParagraphFont" style:family="text">
      <style:text-properties fo:color="#7030A0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fo:font-weight="bold" style:font-weight-asian="bold" fo:color="#000000"/>
    </style:style>
    <style:style style:name="T141" style:parent-style-name="DefaultParagraphFont" style:family="text">
      <style:text-properties fo:color="#000000"/>
    </style:style>
    <style:style style:name="T142" style:parent-style-name="DefaultParagraphFont" style:family="text">
      <style:text-properties fo:font-weight="bold" style:font-weight-asian="bold" fo:color="#000000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color="#0000FF"/>
    </style:style>
    <style:style style:name="T145" style:parent-style-name="DefaultParagraphFont" style:family="text">
      <style:text-properties fo:color="#0000FF"/>
    </style:style>
    <style:style style:name="T146" style:parent-style-name="DefaultParagraphFont" style:family="text">
      <style:text-properties fo:color="#0000FF"/>
    </style:style>
    <style:style style:name="T147" style:parent-style-name="DefaultParagraphFont" style:family="text">
      <style:text-properties fo:color="#800000"/>
    </style:style>
    <style:style style:name="T148" style:parent-style-name="DefaultParagraphFont" style:family="text">
      <style:text-properties fo:font-weight="bold" style:font-weight-asian="bold" fo:font-style="italic" style:font-style-asian="italic" fo:color="#7030A0"/>
    </style:style>
    <style:style style:name="T149" style:parent-style-name="DefaultParagraphFont" style:family="text">
      <style:text-properties fo:font-style="italic" style:font-style-asian="italic" fo:color="#7030A0"/>
    </style:style>
    <style:style style:name="T150" style:parent-style-name="DefaultParagraphFont" style:family="text">
      <style:text-properties fo:color="#7030A0"/>
    </style:style>
    <style:style style:name="TableRow151" style:family="table-row">
      <style:table-row-properties style:min-row-height="0.652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fo:font-weight="bold" style:font-weight-asian="bold"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000FF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font-weight="bold" style:font-weight-asian="bold" fo:font-style="italic" style:font-style-asian="italic" fo:color="#7030A0"/>
    </style:style>
    <style:style style:name="T162" style:parent-style-name="DefaultParagraphFont" style:family="text">
      <style:text-properties fo:font-style="italic" style:font-style-asian="italic" fo:color="#7030A0"/>
    </style:style>
    <style:style style:name="T163" style:parent-style-name="DefaultParagraphFont" style:family="text">
      <style:text-properties fo:color="#7030A0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fo:font-weight="bold" style:font-weight-asian="bold" fo:color="#000000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0000FF"/>
    </style:style>
    <style:style style:name="T168" style:parent-style-name="DefaultParagraphFont" style:family="text">
      <style:text-properties fo:color="#0000FF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800000"/>
    </style:style>
    <style:style style:name="T172" style:parent-style-name="DefaultParagraphFont" style:family="text">
      <style:text-properties fo:font-weight="bold" style:font-weight-asian="bold" fo:font-style="italic" style:font-style-asian="italic" fo:color="#7030A0"/>
    </style:style>
    <style:style style:name="T173" style:parent-style-name="DefaultParagraphFont" style:family="text">
      <style:text-properties fo:font-weight="bold" style:font-weight-asian="bold" fo:font-style="italic" style:font-style-asian="italic" fo:color="#7030A0"/>
    </style:style>
    <style:style style:name="T174" style:parent-style-name="DefaultParagraphFont" style:family="text">
      <style:text-properties fo:font-style="italic" style:font-style-asian="italic" fo:color="#7030A0"/>
    </style:style>
    <style:style style:name="T175" style:parent-style-name="DefaultParagraphFont" style:family="text">
      <style:text-properties fo:color="#7030A0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fo:font-weight="bold" style:font-weight-asian="bold"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0000FF"/>
    </style:style>
    <style:style style:name="T180" style:parent-style-name="DefaultParagraphFont" style:family="text">
      <style:text-properties fo:color="#0000FF"/>
    </style:style>
    <style:style style:name="T181" style:parent-style-name="DefaultParagraphFont" style:family="text">
      <style:text-properties fo:color="#0000FF"/>
    </style:style>
    <style:style style:name="T182" style:parent-style-name="DefaultParagraphFont" style:family="text">
      <style:text-properties fo:color="#0000FF"/>
    </style:style>
    <style:style style:name="T183" style:parent-style-name="DefaultParagraphFont" style:family="text">
      <style:text-properties fo:color="#800000"/>
    </style:style>
    <style:style style:name="T184" style:parent-style-name="DefaultParagraphFont" style:family="text">
      <style:text-properties fo:font-weight="bold" style:font-weight-asian="bold" fo:font-style="italic" style:font-style-asian="italic" fo:color="#7030A0"/>
    </style:style>
    <style:style style:name="T185" style:parent-style-name="DefaultParagraphFont" style:family="text">
      <style:text-properties fo:font-style="italic" style:font-style-asian="italic" fo:color="#7030A0"/>
    </style:style>
    <style:style style:name="TableRow186" style:family="table-row">
      <style:table-row-properties style:min-row-height="0.4618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fo:font-weight="bold" style:font-weight-asian="bold"/>
    </style:style>
    <style:style style:name="T193" style:parent-style-name="DefaultParagraphFont" style:family="text">
      <style:text-properties fo:font-weight="bold" style:font-weight-asian="bold" fo:font-style="italic" style:font-style-asian="italic"/>
    </style:style>
    <style:style style:name="T194" style:parent-style-name="DefaultParagraphFont" style:family="text">
      <style:text-properties fo:font-weight="bold" style:font-weight-asian="bold" fo:font-style="italic" style:font-style-asian="italic"/>
    </style:style>
    <style:style style:name="T195" style:parent-style-name="DefaultParagraphFont" style:family="text">
      <style:text-properties fo:font-weight="bold" style:font-weight-asian="bold" fo:font-style="italic" style:font-style-asian="italic" fo:color="#7030A0"/>
    </style:style>
    <style:style style:name="T196" style:parent-style-name="DefaultParagraphFont" style:family="text">
      <style:text-properties fo:font-style="italic" style:font-style-asian="italic" fo:color="#7030A0"/>
    </style:style>
    <style:style style:name="T197" style:parent-style-name="DefaultParagraphFont" style:family="text">
      <style:text-properties fo:color="#7030A0"/>
    </style:style>
    <style:style style:name="TableColumn199" style:family="table-column">
      <style:table-column-properties style:column-width="3.0604in" style:use-optimal-column-width="false"/>
    </style:style>
    <style:style style:name="TableColumn200" style:family="table-column">
      <style:table-column-properties style:column-width="4.5625in" style:use-optimal-column-width="false"/>
    </style:style>
    <style:style style:name="TableColumn201" style:family="table-column">
      <style:table-column-properties style:column-width="4.75in" style:use-optimal-column-width="false"/>
    </style:style>
    <style:style style:name="Table198" style:family="table">
      <style:table-properties style:width="12.3729in" fo:margin-left="0in" table:align="center"/>
    </style:style>
    <style:style style:name="TableRow202" style:family="table-row">
      <style:table-row-properties style:min-row-height="0.652in"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weight="bold" style:font-weight-asian="bold" style:font-weight-complex="bold"/>
    </style:style>
    <style:style style:name="TableRow209" style:family="table-row">
      <style:table-row-properties style:min-row-height="0.652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weight="bold" style:font-weight-asian="bold" style:font-weight-complex="bold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fo:font-weight="bold" style:font-weight-asian="bold" fo:color="#000000"/>
    </style:style>
    <style:style style:name="T214" style:parent-style-name="DefaultParagraphFont" style:family="text">
      <style:text-properties fo:color="#000000"/>
    </style:style>
    <style:style style:name="T215" style:parent-style-name="DefaultParagraphFont" style:family="text">
      <style:text-properties fo:color="#0000FF"/>
    </style:style>
    <style:style style:name="T216" style:parent-style-name="DefaultParagraphFont" style:family="text">
      <style:text-properties fo:color="#0000FF"/>
    </style:style>
    <style:style style:name="T217" style:parent-style-name="DefaultParagraphFont" style:family="text">
      <style:text-properties fo:color="#0000FF"/>
    </style:style>
    <style:style style:name="T218" style:parent-style-name="DefaultParagraphFont" style:family="text">
      <style:text-properties fo:font-weight="bold" style:font-weight-asian="bold" fo:font-style="italic" style:font-style-asian="italic" fo:color="#7030A0"/>
    </style:style>
    <style:style style:name="T219" style:parent-style-name="DefaultParagraphFont" style:family="text">
      <style:text-properties fo:font-style="italic" style:font-style-asian="italic" fo:color="#7030A0"/>
    </style:style>
    <style:style style:name="T220" style:parent-style-name="DefaultParagraphFont" style:family="text">
      <style:text-properties fo:color="#7030A0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fo:font-weight="bold" style:font-weight-asian="bold" fo:color="#000000"/>
    </style:style>
    <style:style style:name="T223" style:parent-style-name="DefaultParagraphFont" style:family="text">
      <style:text-properties fo:color="#000000"/>
    </style:style>
    <style:style style:name="T224" style:parent-style-name="DefaultParagraphFont" style:family="text">
      <style:text-properties fo:color="#0000FF"/>
    </style:style>
    <style:style style:name="T225" style:parent-style-name="DefaultParagraphFont" style:family="text">
      <style:text-properties fo:color="#0000FF"/>
    </style:style>
    <style:style style:name="T226" style:parent-style-name="DefaultParagraphFont" style:family="text">
      <style:text-properties fo:color="#0000FF"/>
    </style:style>
    <style:style style:name="T227" style:parent-style-name="DefaultParagraphFont" style:family="text">
      <style:text-properties fo:font-weight="bold" style:font-weight-asian="bold" fo:font-style="italic" style:font-style-asian="italic" fo:color="#7030A0"/>
    </style:style>
    <style:style style:name="T228" style:parent-style-name="DefaultParagraphFont" style:family="text">
      <style:text-properties fo:font-style="italic" style:font-style-asian="italic" fo:color="#7030A0"/>
    </style:style>
    <style:style style:name="T229" style:parent-style-name="DefaultParagraphFont" style:family="text">
      <style:text-properties fo:color="#7030A0"/>
    </style:style>
    <style:style style:name="TableRow230" style:family="table-row">
      <style:table-row-properties style:min-row-height="0.652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weight="bold" style:font-weight-asian="bold" style:font-weight-complex="bold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fo:font-weight="bold" style:font-weight-asian="bold" fo:color="#00000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FF"/>
    </style:style>
    <style:style style:name="T237" style:parent-style-name="DefaultParagraphFont" style:family="text">
      <style:text-properties fo:color="#0000FF"/>
    </style:style>
    <style:style style:name="T238" style:parent-style-name="DefaultParagraphFont" style:family="text">
      <style:text-properties fo:color="#0000FF"/>
    </style:style>
    <style:style style:name="T239" style:parent-style-name="DefaultParagraphFont" style:family="text">
      <style:text-properties fo:color="#0000FF"/>
    </style:style>
    <style:style style:name="T240" style:parent-style-name="DefaultParagraphFont" style:family="text">
      <style:text-properties fo:font-weight="bold" style:font-weight-asian="bold" fo:font-style="italic" style:font-style-asian="italic" fo:color="#7030A0"/>
    </style:style>
    <style:style style:name="T241" style:parent-style-name="DefaultParagraphFont" style:family="text">
      <style:text-properties fo:font-style="italic" style:font-style-asian="italic" fo:color="#7030A0"/>
    </style:style>
    <style:style style:name="T242" style:parent-style-name="DefaultParagraphFont" style:family="text">
      <style:text-properties fo:color="#7030A0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fo:font-weight="bold" style:font-weight-asian="bold" fo:color="#000000"/>
    </style:style>
    <style:style style:name="T245" style:parent-style-name="DefaultParagraphFont" style:family="text">
      <style:text-properties fo:color="#000000"/>
    </style:style>
    <style:style style:name="T246" style:parent-style-name="DefaultParagraphFont" style:family="text">
      <style:text-properties fo:color="#0000FF"/>
    </style:style>
    <style:style style:name="T247" style:parent-style-name="DefaultParagraphFont" style:family="text">
      <style:text-properties fo:color="#0000FF"/>
    </style:style>
    <style:style style:name="T248" style:parent-style-name="DefaultParagraphFont" style:family="text">
      <style:text-properties fo:color="#0000FF"/>
    </style:style>
    <style:style style:name="T249" style:parent-style-name="DefaultParagraphFont" style:family="text">
      <style:text-properties fo:color="#0000FF"/>
    </style:style>
    <style:style style:name="T250" style:parent-style-name="DefaultParagraphFont" style:family="text">
      <style:text-properties fo:font-weight="bold" style:font-weight-asian="bold" fo:font-style="italic" style:font-style-asian="italic" fo:color="#7030A0"/>
    </style:style>
    <style:style style:name="T251" style:parent-style-name="DefaultParagraphFont" style:family="text">
      <style:text-properties fo:font-style="italic" style:font-style-asian="italic" fo:color="#7030A0"/>
    </style:style>
    <style:style style:name="T252" style:parent-style-name="DefaultParagraphFont" style:family="text">
      <style:text-properties fo:color="#7030A0"/>
    </style:style>
    <style:style style:name="TableRow253" style:family="table-row">
      <style:table-row-properties style:min-row-height="0.65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<text:span text:style-name="T24">&lt;username&gt;<text:s/></text:span>to root on /dev/<text:span text:style-name="T25">&lt;ttys number&gt;</text:span></text:p>
            <text:p text:style-name="TableContents"><text:span text:style-name="T26">Identifying Symbol</text:span><text:span text:style-name="T27">:<text:s/></text:span><text:span text:style-name="T28">+</text:span></text:p>
          </table:table-cell>
          <table:table-cell table:style-name="TableCell29">
            <text:p text:style-name="TableContents"><text:span text:style-name="T30">Log</text:span><text:span text:style-name="T31"><text:s/></text:span><text:span text:style-name="T32">input:</text:span><text:span text:style-name="T33"><text:s/></text:span><text:span text:style-name="T34">&lt;username&gt;<text:s/></text:span>to root on /dev/<text:span text:style-name="T35">&lt;ttys number&gt;</text:span></text:p>
            <text:p text:style-name="TableContents"><text:span text:style-name="T36">Identifying Symbol:</text:span><text:span text:style-name="T37"><text:s/></text:span><text:span text:style-name="T38">+</text:span></text:p>
          </table:table-cell>
          <table:table-cell table:style-name="TableCell39">
            <text:p text:style-name="TableContents"><text:span text:style-name="T40">Log</text:span><text:span text:style-name="T41"><text:s/></text:span><text:span text:style-name="T42">input:</text:span><text:span text:style-name="T43"><text:s/></text:span><text:span text:style-name="T44">&lt;username&gt;<text:s/></text:span>to<text:s/><text:span text:style-name="T45">&lt;victim_username&gt;<text:s/></text:span>on /dev/<text:span text:style-name="T46">&lt;ttys number&gt;</text:span></text:p>
            <text:p text:style-name="TableContents"><text:span text:style-name="T47">Identifying Symbol:</text:span><text:span text:style-name="T48"><text:s/></text:span><text:span text:style-name="T49">–</text:span></text:p>
          </table:table-cell>
        </table:table-row>
        <table:table-row table:style-name="TableRow50">
          <table:table-cell table:style-name="TableCell51">
            <text:p text:style-name="P52">Unsuccessful</text:p>
          </table:table-cell>
          <table:table-cell table:style-name="TableCell53">
            <text:p text:style-name="TableContents"><text:span text:style-name="T54">Log input:</text:span><text:span text:style-name="T55"><text:s/></text:span>BAD SU<text:s/><text:span text:style-name="T56">&lt;username&gt;<text:s/></text:span>to root on /dev/<text:span text:style-name="T57">&lt;ttys number&gt;</text:span></text:p>
            <text:p text:style-name="TableContents"><text:span text:style-name="T58">Identifying Symbol:</text:span><text:span text:style-name="T59"><text:s/></text:span><text:span text:style-name="T60">*</text:span></text:p>
          </table:table-cell>
          <table:table-cell table:style-name="TableCell61">
            <text:p text:style-name="TableContents"><text:span text:style-name="T62">Log</text:span><text:span text:style-name="T63"><text:s/></text:span><text:span text:style-name="T64">input:</text:span><text:span text:style-name="T65"><text:s/></text:span>BAD SU<text:s/><text:span text:style-name="T66">&lt;username&gt;<text:s/></text:span>to root on /dev/<text:span text:style-name="T67">&lt;ttys number&gt;</text:span></text:p>
            <text:p text:style-name="TableContents"><text:span text:style-name="T68">Identifying Symbol:</text:span><text:span text:style-name="T69"><text:s/></text:span><text:span text:style-name="T70">*</text:span></text:p>
          </table:table-cell>
          <table:table-cell table:style-name="TableCell71">
            <text:p text:style-name="TableContents"><text:span text:style-name="T72">Log</text:span><text:span text:style-name="T73"><text:s/></text:span><text:span text:style-name="T74">input:</text:span><text:span text:style-name="T75"><text:s/></text:span>BAD<text:s/>SU<text:s/><text:span text:style-name="T76">&lt;username&gt;<text:s/></text:span>to<text:s/><text:span text:style-name="T77">&lt;victim_username&gt;<text:s/></text:span>on /dev/<text:span text:style-name="T78">&lt;ttys number&gt;</text:span></text:p>
            <text:p text:style-name="TableContents"><text:span text:style-name="T79">Identifying Symbol:</text:span><text:span text:style-name="T80"><text:s/>/</text:span></text:p>
          </table:table-cell>
        </table:table-row>
        <table:table-row table:style-name="TableRow81">
          <table:table-cell table:style-name="TableCell82">
            <text:p text:style-name="P83">Attempt when &lt;username&gt; does not exist</text:p>
          </table:table-cell>
          <table:table-cell table:style-name="TableCell84">
            <text:p text:style-name="TableContents">N/A</text:p>
          </table:table-cell>
          <table:table-cell table:style-name="TableCell85">
            <text:p text:style-name="TableContents">N/A</text:p>
          </table:table-cell>
          <table:table-cell table:style-name="TableCell86">
            <text:p text:style-name="TableContents">***<text:span text:style-name="T87">Log input:</text:span><text:span text:style-name="T88"><text:s/></text:span>in pam_sm_authenticate(): OpenDirectory - Unable to get user record. …</text:p>
            <text:p text:style-name="TableContents"><text:span text:style-name="T89">Identifying Symbol:</text:span><text:span text:style-name="T90"><text:s/>/</text:span></text:p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Standard"/>
      <text:p text:style-name="Standard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Sudo su</text:p>
          </table:table-cell>
          <table:table-cell table:style-name="TableCell111">
            <text:p text:style-name="P112">Sudo su root</text:p>
          </table:table-cell>
          <table:table-cell table:style-name="TableCell113">
            <text:p text:style-name="P114">Sudo su &lt;username&gt;</text:p>
          </table:table-cell>
        </table:table-row>
        <table:table-row table:style-name="TableRow115">
          <table:table-cell table:style-name="TableCell116">
            <text:p text:style-name="P117">Successful</text:p>
          </table:table-cell>
          <table:table-cell table:style-name="TableCell118">
            <text:p text:style-name="TableContents"><text:span text:style-name="T119">Log</text:span><text:span text:style-name="T120"><text:s/></text:span><text:span text:style-name="T121">input:</text:span><text:span text:style-name="T122"><text:s/></text:span><text:span text:style-name="T123">&lt;username&gt;</text:span><text:s/>: TTY=<text:span text:style-name="T124">&lt;…&gt;</text:span><text:s/>; PWD=<text:span text:style-name="T125">&lt;pwd&gt;</text:span><text:s/>; USER=root ; COMMAND=/usr/bin/su</text:p>
            <text:p text:style-name="TableContents"><text:span text:style-name="T126">Identifying Symbol:</text:span><text:span text:style-name="T127"><text:s/></text:span><text:span text:style-name="T128">+</text:span></text:p>
          </table:table-cell>
          <table:table-cell table:style-name="TableCell129">
            <text:p text:style-name="TableContents"><text:span text:style-name="T130">Log input:</text:span><text:span text:style-name="T131"><text:s/></text:span><text:span text:style-name="T132">&lt;username&gt;</text:span><text:s/>: TTY=<text:span text:style-name="T133">&lt;…&gt;<text:s/></text:span>;<text:s/>PWD=<text:span text:style-name="T134">&lt;pwd&gt;</text:span><text:s/>; USER=root ; COMMAND=/usr/bin/su<text:s/><text:span text:style-name="T135">root</text:span></text:p>
            <text:p text:style-name="TableContents"><text:span text:style-name="T136">Identifying Symbol:</text:span><text:span text:style-name="T137"><text:s/></text:span><text:span text:style-name="T138">+</text:span></text:p>
          </table:table-cell>
          <table:table-cell table:style-name="TableCell139">
            <text:p text:style-name="TableContents"><text:span text:style-name="T140">Log</text:span><text:span text:style-name="T141"><text:s/></text:span><text:span text:style-name="T142">input:</text:span><text:span text:style-name="T143"><text:s/></text:span><text:span text:style-name="T144">&lt;username&gt;</text:span><text:s/>: TTY=<text:span text:style-name="T145">&lt;…&gt;</text:span><text:s/>; PWD=<text:span text:style-name="T146">&lt;pwd&gt;</text:span><text:s/>; USER=root ; COMMAND=/usr/bin/su<text:s/><text:span text:style-name="T147">&lt;victim_username&gt;</text:span></text:p>
            <text:p text:style-name="TableContents"><text:span text:style-name="T148">Identifying Symbol:</text:span><text:span text:style-name="T149"><text:s/></text:span><text:span text:style-name="T150">–</text:span></text:p>
          </table:table-cell>
        </table:table-row>
        <table:table-row table:style-name="TableRow151">
          <table:table-cell table:style-name="TableCell152">
            <text:p text:style-name="P153">Unsuccessful (even if &lt;username&gt; does not exist)</text:p>
          </table:table-cell>
          <table:table-cell table:style-name="TableCell154">
            <text:p text:style-name="TableContents"><text:span text:style-name="T155">Log input:</text:span><text:span text:style-name="T156"><text:s/></text:span><text:span text:style-name="T157">&lt;username&gt;</text:span><text:s/>:<text:s/><text:span text:style-name="T158">&lt;N&gt;</text:span><text:s/>incorrect password attempt ; TTY=<text:span text:style-name="T159">&lt;…&gt;<text:s/></text:span>; PWD=<text:span text:style-name="T160">&lt;pwd&gt;</text:span><text:s/>; USER=root ; COMMAND=/usr/bin/su</text:p>
            <text:p text:style-name="TableContents"><text:span text:style-name="T161">Identifying Symbol:</text:span><text:span text:style-name="T162"><text:s/></text:span><text:span text:style-name="T163">*</text:span></text:p>
          </table:table-cell>
          <table:table-cell table:style-name="TableCell164">
            <text:p text:style-name="TableContents"><text:span text:style-name="T165">Log input:</text:span><text:span text:style-name="T166"><text:s/></text:span><text:span text:style-name="T167">&lt;username&gt;</text:span><text:s/>:<text:s/><text:span text:style-name="T168">&lt;N&gt;</text:span><text:s/>incorrect password attempt ; TTY=<text:span text:style-name="T169">&lt;…&gt;<text:s/></text:span>; PWD=<text:span text:style-name="T170">&lt;pwd&gt;</text:span><text:s/>; USER=root ; COMMAND=/usr/bin/su<text:s/><text:span text:style-name="T171">root</text:span></text:p>
            <text:p text:style-name="TableContents"><text:span text:style-name="T172">Identifying Symbol</text:span><text:span text:style-name="T173">:</text:span><text:span text:style-name="T174"><text:s/></text:span><text:span text:style-name="T175">*</text:span></text:p>
          </table:table-cell>
          <table:table-cell table:style-name="TableCell176">
            <text:p text:style-name="TableContents"><text:span text:style-name="T177">Log input:</text:span><text:span text:style-name="T178"><text:s/></text:span><text:span text:style-name="T179">&lt;username&gt;</text:span><text:s/>:<text:s/><text:span text:style-name="T180">&lt;N&gt;</text:span><text:s/>incorrect password attempt ; TTY=<text:span text:style-name="T181">&lt;…&gt;<text:s/></text:span>; PWD=<text:span text:style-name="T182">&lt;pwd&gt;</text:span><text:s/>; USER=root ; COMMAND=/usr/bin/su<text:s/><text:span text:style-name="T183">&lt;victim_username&gt;</text:span></text:p>
            <text:p text:style-name="TableContents"><text:span text:style-name="T184">Identifying Symbol:</text:span><text:span text:style-name="T185"><text:s/>/</text:span></text:p>
          </table:table-cell>
        </table:table-row>
        <table:table-row table:style-name="TableRow186">
          <table:table-cell table:style-name="TableCell187">
            <text:p text:style-name="P188">Successful attempt when &lt;username&gt; does not exist</text:p>
          </table:table-cell>
          <table:table-cell table:style-name="TableCell189">
            <text:p text:style-name="TableContents">N/A</text:p>
          </table:table-cell>
          <table:table-cell table:style-name="TableCell190">
            <text:p text:style-name="TableContents">N/A</text:p>
          </table:table-cell>
          <table:table-cell table:style-name="TableCell191">
            <text:p text:style-name="TableContents">***<text:span text:style-name="T192">Log input:<text:s/></text:span><text:span text:style-name="T193">“No identifying<text:s/></text:span><text:span text:style-name="T194">information in system.log that tells apart from successful"</text:span></text:p>
            <text:p text:style-name="TableContents"><text:span text:style-name="T195">Identifying Symbol:</text:span><text:span text:style-name="T196"><text:s/></text:span><text:span text:style-name="T197">– (but we want it to be /) (future fix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Sudo -i</text:p>
          </table:table-cell>
          <table:table-cell table:style-name="TableCell207">
            <text:p text:style-name="P208">Sudo bash</text:p>
          </table:table-cell>
        </table:table-row>
        <table:table-row table:style-name="TableRow209">
          <table:table-cell table:style-name="TableCell210">
            <text:p text:style-name="P211">Successful</text:p>
          </table:table-cell>
          <table:table-cell table:style-name="TableCell212">
            <text:p text:style-name="TableContents"><text:span text:style-name="T213">Log input:</text:span><text:span text:style-name="T214"><text:s/></text:span><text:span text:style-name="T215">&lt;username&gt;</text:span><text:s/>: TTY=<text:span text:style-name="T216">&lt;…&gt;<text:s/></text:span>; PWD=<text:s/><text:span text:style-name="T217">&lt;pwd&gt;</text:span><text:s/>; USER=root ; COMMAND=/bin/sh</text:p>
            <text:p text:style-name="TableContents"><text:span text:style-name="T218">Identifying Symbol:</text:span><text:span text:style-name="T219"><text:s/></text:span><text:span text:style-name="T220">+</text:span></text:p>
          </table:table-cell>
          <table:table-cell table:style-name="TableCell221">
            <text:p text:style-name="TableContents"><text:span text:style-name="T222">Log input:</text:span><text:span text:style-name="T223"><text:s/></text:span><text:span text:style-name="T224">&lt;username&gt;</text:span><text:s/>: TTY=<text:span text:style-name="T225">&lt;…&gt;</text:span><text:s/>; PWD=<text:s/><text:span text:style-name="T226">&lt;pwd&gt;</text:span><text:s/>; USER=root ; COMMAND=/bin/bash</text:p>
            <text:p text:style-name="TableContents"><text:span text:style-name="T227">Identifying Symbol:</text:span><text:span text:style-name="T228"><text:s/></text:span><text:span text:style-name="T229">+</text:span></text:p>
          </table:table-cell>
        </table:table-row>
        <table:table-row table:style-name="TableRow230">
          <table:table-cell table:style-name="TableCell231">
            <text:p text:style-name="P232">Unsuccessful</text:p>
          </table:table-cell>
          <table:table-cell table:style-name="TableCell233">
            <text:p text:style-name="TableContents"><text:span text:style-name="T234">Log input:</text:span><text:span text:style-name="T235"><text:s/></text:span><text:span text:style-name="T236">&lt;username&gt;</text:span><text:s/>:<text:s/><text:span text:style-name="T237">&lt;N&gt;</text:span><text:s/>incorrect password attempts ; TTY=<text:span text:style-name="T238">&lt;…&gt;</text:span><text:s/>; PWD=<text:span text:style-name="T239">&lt;pwd&gt;</text:span><text:s/>; USER=root ;<text:s/>COMMAND=/bin/sh</text:p>
            <text:p text:style-name="TableContents"><text:span text:style-name="T240">Identifying Symbol:</text:span><text:span text:style-name="T241"><text:s/></text:span><text:span text:style-name="T242">*</text:span></text:p>
          </table:table-cell>
          <table:table-cell table:style-name="TableCell243">
            <text:p text:style-name="TableContents"><text:span text:style-name="T244">Log input:</text:span><text:span text:style-name="T245"><text:s/></text:span><text:span text:style-name="T246">&lt;username&gt;</text:span><text:s/>:<text:s/><text:span text:style-name="T247">&lt;N&gt;</text:span><text:s/>incorrect password attempts ; TTY=<text:span text:style-name="T248">&lt;…&gt;<text:s/></text:span>; PWD=<text:span text:style-name="T249">&lt;pwd&gt;</text:span><text:s/>; USER=root ; COMMAND=/bin/bash</text:p>
            <text:p text:style-name="TableContents"><text:span text:style-name="T250">Identifying Symbol:</text:span><text:span text:style-name="T251"><text:s/></text:span><text:span text:style-name="T252">*</text:span></text:p>
          </table:table-cell>
        </table:table-row>
        <table:table-row table:style-name="TableRow253">
          <table:table-cell table:style-name="TableCell254">
            <text:p text:style-name="P255">Successful but &lt;username&gt; does not exist</text:p>
          </table:table-cell>
          <table:table-cell table:style-name="TableCell256">
            <text:p text:style-name="TableContents">N/A</text:p>
          </table:table-cell>
          <table:table-cell table:style-name="TableCell257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neNumber" style:display-name="Lin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private/var/log/system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5T23:17:00Z</dc:date>
    <meta:template xlink:href="Normal.dotm" xlink:type="simple"/>
    <meta:editing-cycles>10</meta:editing-cycles>
    <meta:editing-duration>PT7260S</meta:editing-duration>
    <meta:document-statistic meta:page-count="2" meta:paragraph-count="4" meta:word-count="347" meta:character-count="2324" meta:row-count="16" meta:non-whitespace-character-count="1981"/>
  </office:meta>
</office:document-meta>
</file>